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300000301DFC9F71D91968B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8.474cm" svg:height="16.69cm" svg:x="2.071cm" svg:y="0.005cm">
            <draw:image xlink:href="Pictures/100000010000035300000301DFC9F71D91968BB2.png" xlink:type="simple" xlink:show="embed" xlink:actuate="onLoad" draw:mime-type="image/png">
              <text:p/>
            </draw:image>
          </draw:frame>
          <draw:line draw:style-name="gr2" draw:text-style-name="P1" draw:layer="layout" svg:x1="3.571cm" svg:y1="9.502cm" svg:x2="10.571cm" svg:y2="9.502cm">
            <text:p/>
          </draw:line>
          <draw:line draw:style-name="gr3" draw:text-style-name="P1" draw:layer="layout" svg:x1="19.571cm" svg:y1="12.251cm" svg:x2="11.321cm" svg:y2="12.251cm">
            <text:p/>
          </draw:line>
          <draw:frame draw:style-name="gr4" draw:text-style-name="P2" draw:layer="layout" svg:width="3.321cm" svg:height="0.962cm" svg:x="0cm" svg:y="6.253cm">
            <draw:text-box>
              <text:p>Impacteur</text:p>
            </draw:text-box>
          </draw:frame>
          <draw:frame draw:style-name="gr5" draw:text-style-name="P2" draw:layer="layout" svg:width="3.716cm" svg:height="1.712cm" svg:x="0.105cm" svg:y="9.002cm">
            <draw:text-box>
              <text:p>Plateau</text:p>
            </draw:text-box>
          </draw:frame>
          <draw:frame draw:style-name="gr6" draw:text-style-name="P2" draw:layer="layout" svg:width="5.347cm" svg:height="1.673cm" svg:x="19.673cm" svg:y="11.751cm">
            <draw:text-box>
              <text:p>Support de la cellule de force</text:p>
            </draw:text-box>
          </draw:frame>
          <draw:line draw:style-name="gr2" draw:text-style-name="P1" draw:layer="layout" svg:x1="3.571cm" svg:y1="7.003cm" svg:x2="10.571cm" svg:y2="7.003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02cm" fo:page-height="1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23:53:20.656121539</dc:date>
    <meta:editing-duration>PT8M38S</meta:editing-duration>
    <meta:editing-cycles>4</meta:editing-cycles>
    <meta:generator>LibreOffice/7.4.7.2$Linux_X86_64 LibreOffice_project/40$Build-2</meta:generator>
    <meta:print-date>2024-02-19T10:49:22.579000000</meta:print-date>
    <meta:printed-by>Fichiers PDF</meta:printed-by>
    <meta:document-statistic meta:object-count="8"/>
  </office:meta>
</office:document-meta>
</file>